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593" officeooo:paragraph-rsid="000e6593"/>
    </style:style>
    <style:style style:name="P2" style:family="paragraph" style:parent-style-name="Standard">
      <style:text-properties officeooo:rsid="000ed3ca" officeooo:paragraph-rsid="000ed3ca"/>
    </style:style>
    <style:style style:name="P3" style:family="paragraph" style:parent-style-name="Standard">
      <style:text-properties officeooo:rsid="0010bdc9" officeooo:paragraph-rsid="0010bdc9"/>
    </style:style>
    <style:style style:name="T1" style:family="text">
      <style:text-properties officeooo:rsid="000ed3ca"/>
    </style:style>
    <style:style style:name="T2" style:family="text">
      <style:text-properties officeooo:rsid="0010bdc9"/>
    </style:style>
    <style:style style:name="T3" style:family="text">
      <style:text-properties officeooo:rsid="0011c305"/>
    </style:style>
    <style:style style:name="T4" style:family="text">
      <style:text-properties officeooo:rsid="00128826"/>
    </style:style>
    <style:style style:name="T5" style:family="text">
      <style:text-properties officeooo:rsid="0012a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chwytaka do nastrzykiwania konopi środkami chemicznymi w formie emulsji.</text:p>
      <text:p text:style-name="P1"><text:tab/>Projekt układ kinematycznego chwytaka zakłada wykorzystanie <text:span text:style-name="T4">s</text:span>erwomechanizm<text:span text:style-name="T4">ów</text:span> modelarskich. Pierwsz<text:span text:style-name="T4">y</text:span> <text:span text:style-name="T4">serwomechanizm</text:span> dociska łodygę do systemu igieł, natomiast drugi stanowi napęd dla pompy tłoczkowej. Wybór rozwiązania podyktowany jest możliwością pracy w trudnych warunkach atmosferycznych (wodoodporności), a także zapewnia elastyczność w dostosowaniu konstrukcji po <text:span text:style-name="T4">uzyskaniu wyników z</text:span> testów <text:span text:style-name="T1">terenowych. Wstępna analiza momentów została wyknana, przy założeniu siły wkłucia z zakresu 75N do 150N, w obecnym układzie kinematycznym przy ramieniu 45 mm. Moment oporowy na poziomie 3 do 6 Nm przekłada się na możliwość wykorzystania serwomechanizmów w rozmiarze standard (40x20x20 mm).</text:span></text:p>
      <text:p text:style-name="P2"><text:tab/>Przeprowadzono szereg testów igieł na łodygach malwy (Alcea L.), w celu wyznaczenia ścieżki rozwoju iniektora. Głównym badanym kryterium była średnica igły, przebadano zakres od 1 do 3 mm. Kolejnym krokiem będzie wyznaczenie kształtu końcówki igły. Obecnie w zestawieniu najbardziej obiecując<text:span text:style-name="T5">e</text:span> <text:span text:style-name="T2">do dalszych badań są stępione igły do odmierzania lekarstw, ze względu na niską cenę (0,18 PLN za jedną igłę) oraz niskie siły wymagane do przebicia łodygi (powtarzalne zaostrzenie końcówki).</text:span></text:p>
      <text:p text:style-name="P3"><text:tab/>W marcu rozpocznie się etap wykonywania pierwszego prototypu oraz przejście do projektowania elektroniki interface chwytaka. Analiza dostępności komponentów wykazała konieczność wykorzystania <text:span text:style-name="T3">mikro-kontrolera produkowanego przez Espressif z serii ESP32 lub ESP8266. Dodatkowo prace projektowe skierowane będą na poprawę ergonomii układu pompującego emulsj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07:49:44.315000000</meta:creation-date>
    <dc:date>2022-02-28T08:47:11.812000000</dc:date>
    <meta:editing-duration>PT13M16S</meta:editing-duration>
    <meta:editing-cycles>3</meta:editing-cycles>
    <meta:generator>LibreOffice/6.2.0.3$Windows_x86 LibreOffice_project/98c6a8a1c6c7b144ce3cc729e34964b47ce25d62</meta:generator>
    <meta:document-statistic meta:table-count="0" meta:image-count="0" meta:object-count="0" meta:page-count="1" meta:paragraph-count="4" meta:word-count="207" meta:character-count="1609" meta:non-whitespace-character-count="1403"/>
  </office:meta>
</office:document-meta>
</file>